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1310000006C5D84F6CA.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Times-Roman" svg:font-family="Times-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5"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6" style:family="paragraph" style:parent-style-name="Footer">
      <style:paragraph-properties>
        <style:tab-stops>
          <style:tab-stop style:position="3in" style:type="center"/>
          <style:tab-stop style:position="6.5in" style:type="right"/>
        </style:tab-stops>
      </style:paragraph-properties>
    </style:style>
    <style:style style:name="P7" style:family="paragraph" style:parent-style-name="Footer">
      <style:paragraph-properties>
        <style:tab-stops>
          <style:tab-stop style:position="2.8437in"/>
        </style:tab-stops>
      </style:paragraph-properties>
    </style:style>
    <style:style style:name="P8"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9" style:family="paragraph" style:parent-style-name="Standard">
      <style:paragraph-properties fo:break-before="page"/>
    </style:style>
    <style:style style:name="P10" style:family="paragraph" style:parent-style-name="Standard">
      <style:text-properties style:use-window-font-color="true" style:font-name="Times New Roman" fo:font-size="12pt" style:font-name-asian="Times-Roman" style:font-size-asian="12pt" style:font-name-complex="Times-Roman" style:font-size-complex="12pt"/>
    </style:style>
    <style:style style:name="P11" style:family="paragraph" style:parent-style-name="Contents_20_3">
      <style:paragraph-properties>
        <style:tab-stops>
          <style:tab-stop style:position="6.9252in" style:type="right" style:leader-style="dotted" style:leader-text="."/>
        </style:tab-stops>
      </style:paragraph-properties>
    </style:style>
    <style:style style:name="P12" style:family="paragraph" style:parent-style-name="Contents_20_1">
      <style:paragraph-properties>
        <style:tab-stops>
          <style:tab-stop style:position="6.9252in" style:type="right" style:leader-style="dotted" style:leader-text="."/>
        </style:tab-stops>
      </style:paragraph-properties>
    </style:style>
    <style:style style:name="P13" style:family="paragraph" style:parent-style-name="Contents_20_2">
      <style:paragraph-properties>
        <style:tab-stops>
          <style:tab-stop style:position="6.9252in" style:type="right" style:leader-style="dotted" style:leader-text="."/>
        </style:tab-stops>
      </style:paragraph-properties>
    </style:style>
    <style:style style:name="P14" style:family="paragraph" style:parent-style-name="Standard" style:list-style-name="L1"/>
    <style:style style:name="P15" style:family="paragraph" style:parent-style-name="Standard" style:list-style-name="L2"/>
    <style:style style:name="P16" style:family="paragraph" style:parent-style-name="Heading_20_1" style:master-page-name="First_20_Page">
      <style:paragraph-properties style:page-number="auto"/>
    </style:style>
    <style:style style:name="P17" style:family="paragraph">
      <style:paragraph-properties style:writing-mode="lr-tb"/>
    </style:style>
    <style:style style:name="P18"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9pt" style:font-size-asian="9pt"/>
    </style:style>
    <style:style style:name="T4" style:family="text">
      <style:text-properties style:font-name="Times New Roman" fo:font-size="12pt" style:font-size-asian="12pt" style:font-size-complex="12pt"/>
    </style:style>
    <style:style style:name="T5"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6"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6" text:outline-level="1">Introduction</text:h>
      <text:p text:style-name="Standard">This explanatory note contains informative discussion and background for the corresponding “OpenLCB-TCP Segment Transfer Standard”. This explanation is not normative in any way.</text:p>
      <text:p text:style-name="Standard">This section describes carrying OpenLCB™ across a transport mechanism that is reliable (all bytes are guaranteed to arrive in their original order) and can carry binary bytes.</text:p>
      <text:p text:style-name="Standard">Examples of this include:</text:p>
      <text:list xml:id="list6729498574558666441" text:style-name="L1">
        <text:list-item>
          <text:p text:style-name="P14">TCP/IP point-to-point links </text:p>
        </text:list-item>
        <text:list-item>
          <text:p text:style-name="P14">High-bandwidth wireless links </text:p>
        </text:list-item>
        <text:list-item>
          <text:p text:style-name="P14">Program-to-program links within computers </text:p>
        </text:list-item>
      </text:list>
      <text:p text:style-name="Standard">Reliable binary links can carry the full OpenLCB protocol. Messages are carried in full common format.</text:p>
      <text:p text:style-name="Standard">The reliable binary wire protocol is meant to attach multiple segments of the entire OpenLCB instance. Using this protocol, messages can be moved from one gateway to another, where one or more additional OpenLCB nodes can be reached through the gateway(s).</text:p>
      <text:p text:style-name="Standard">It is meant for applications from attaching a single remote console to interconnecting large modular layouts totaling 500 or more segments and 10's of thousands of devices. As such, it must have no addressing limitations beyond those built into the OpenLCB common message format and node serial number format.</text:p>
      <text:p text:style-name="Standard">This wire protocol makes no assumptions about the available bandwidth. In particular, it must work, with perhaps limited effectiveness, when the link bandwidth is small compared to the capacity on the other side of the gatew<text:span text:style-name="T4">ays.</text:span></text:p>
      <text:p text:style-name="P10">No assumption is made that this wire protocol is being used over point-to-point connections. Broadcast and multicast connections between nodes via this protocol are also permitted.</text:p>
      <text:h text:style-name="Heading_20_1" text:outline-level="1">Annotations to the Standard</text:h>
      <text:p text:style-name="Standard">This section provides background information on corresponding sections of the Standard document. It's expected that two documents will be read together.</text:p>
      <text:h text:style-name="Heading_20_2" text:outline-level="2"><text:soft-page-break/>Introduction</text:h>
      <text:h text:style-name="Heading_20_2" text:outline-level="2">References and Context</text:h>
      <text:h text:style-name="Heading_20_2" text:outline-level="2">Message Format</text:h>
      <text:p text:style-name="Standard">The various reserved bits are allocated to preserve options for future expansion. <text:s/>New distinct types, that don't overlap with <text:span text:style-name="T5">the</text:span> existing types, can use the “check for zero” bits. <text:s/>New modifier codes are more likely, so more bits are reserved where existing implementations just ignore their content.</text:p>
      <text:p text:style-name="Standard">The length code is put early to make it easier to parse messages of future, unknown format. <text:s/>But this doesn't make it easier to skip new prefixes of unknown length. <text:s/>Should there be a additional prefix length field, so new prefix formats can be skipped easily?</text:p>
      <text:h text:style-name="Heading_20_2" text:outline-level="2">States</text:h>
      <text:p text:style-name="Standard">We don't have a “link up” state in OpenLCB itself, just in the link implementation. Is one needed? Might enter e.g. routing. If it existed, we could define link-specific messages to check the status.</text:p>
      <text:h text:style-name="Heading_20_2" text:outline-level="2">Interactions</text:h>
      <text:h text:style-name="Heading_20_2" text:outline-level="2">TCP-specific Link Control Transmissions and Interactions</text:h>
      <text:p text:style-name="Standard">Format</text:p>
      <text:h text:style-name="Heading_20_3" text:outline-level="3">States</text:h>
      <text:h text:style-name="Heading_20_3" text:outline-level="3">Interactions</text:h>
      <text:h text:style-name="Heading_20_1" text:outline-level="1">General</text:h>
      <text:p text:style-name="Standard">Development of link-specific messages and interactions</text:p>
      <text:h text:style-name="Heading_20_2" text:outline-level="2">Monitoring of other protocols</text:h>
      <text:p text:style-name="Standard">There's a need to be able to pass non-common OpenLCB messages over binary links. For example, a CAN-Ethernet bridge may want to pass CAN frames through to the Ethernet unchanged for monitoring purposes. This includes both the CAN frame(s) that correspond to OpenLCB common messages, and also other frames that are used for alias reservation, etc.</text:p>
      <text:h text:style-name="Heading_20_2" text:outline-level="2">Gateway-Gateway Messages</text:h>
      <text:p text:style-name="Standard">The TCP/IP gateway to gateway links effectively partition the overall OpenLCB into smaller "segments". OpenLCB nodes in any of these must be able to communicate with each other via any OpenLCB common message, including over intermediate wire-protocols that differ.</text:p>
      <text:p text:style-name="Standard">Gateway-to-gateway messages (will be) defined for control operations to make this communication transparent. These messages are used to carry information between gateways on a link, and do not propagate beyond that.</text:p>
      <text:p text:style-name="Standard">Control of gateway nodes is done via direct messages to those nodes.</text:p>
      <text:p text:style-name="Standard">Note that these are not available on e.g. CAN links.</text:p>
      <text:p text:style-name="Standard"><text:soft-page-break/>Possible uses:</text:p>
      <text:list xml:id="list5794372386507521741" text:style-name="L2">
        <text:list-item>
          <text:p text:style-name="P15">Redirecting point-to-point links: “I'm going offline now, you should connect to him”</text:p>
        </text:list-item>
        <text:list-item>
          <text:p text:style-name="P15">Negotiating buffer sizes and traffic levels; flow control.</text:p>
        </text:list-item>
        <text:list-item>
          <text:p text:style-name="P15">Control messages to individual nodes, not gateway-gateway communication, will be used for:</text:p>
        </text:list-item>
        <text:list-item>
          <text:p text:style-name="P15">Turning filtering on and off in gateways so that all messages can be forwarded</text:p>
        </text:list-item>
        <text:list-item>
          <text:p text:style-name="P15">Turning gateway message logging on and off</text:p>
        </text:list-item>
        <text:list-item>
          <text:p text:style-name="P15">Retrieving status and history information</text:p>
        </text:list-item>
      </text:list>
      <text:h text:style-name="Heading_20_2" text:outline-level="2">Relationship with Ethernet Connections</text:h>
      <text:p text:style-name="Standard">Imagine you have five OpenLCB CAN segments, connected by small boxes to an Ethernet: You can use an Ethernet-specific protocol (e.g. ala Ethertalk, etc), or you can use IP connections (probably TCP/IP).</text:p>
      <text:p text:style-name="Standard">The TCP/IP solution seems to require more overhead, but it works about the same on a single Ethernet segment and across multiple segments, wide area links, etc.</text:p>
      <text:p text:style-name="Standard">The Ethernet-protocol solution seems somewhat simpler (though getting a protocol certified is a lot of work), but can't get traffic off the local Ethernet segment. It spans hubs, but not switches, and would require another protocol for OpenLCB-specific devices to connect to the larger Internet. So although an Ethernet-specific protocol seems simpler to create, in practice you'd still need to create Ethernet to Internet routers, resulting in an overall increase in engineering effort.</text:p>
      <text:p text:style-name="Standard">Where Ethernet-specific protocol might be useful is in reducing the configuration load for single-segment implementations. It would be nice if people could plug e.g. five OpenLCB CAN-Ethernet adapters into a single Ethernet and have them find and configure themselves to interconnect. This doesn't require new OpenLCB-specific protocols; it's much more likely that a robust solution could be created using e.g. Bonjour (a form of ZeroConf) and similar standard protocols. Some recommendations here would improve interoperability of implementing devices.</text:p>
      <text:p text:style-name="P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2"><text:s/>1 Introduction<text:tab/>1</text:p>
          <text:p text:style-name="P12"><text:s/>2 Annotations to the Standard<text:tab/>1</text:p>
          <text:p text:style-name="P13"><text:s/>2.1 Introduction<text:tab/>2</text:p>
          <text:p text:style-name="P13"><text:s/>2.2 References and Context<text:tab/>2</text:p>
          <text:p text:style-name="P13"><text:s/>2.3 Message Format<text:tab/>2</text:p>
          <text:p text:style-name="P13"><text:s/>2.4 States<text:tab/>2</text:p>
          <text:p text:style-name="P13"><text:s/>2.5 Interactions<text:tab/>2</text:p>
          <text:p text:style-name="P13"><text:s/>2.6 TCP-specific Link Control Transmissions and Interactions<text:tab/>2</text:p>
          <text:p text:style-name="P11"><text:s/>2.6.1 States<text:tab/>2</text:p>
          <text:p text:style-name="P11"><text:s/>2.6.2 Interactions<text:tab/>2</text:p>
          <text:p text:style-name="P12"><text:s/>3 General<text:tab/>2</text:p>
          <text:p text:style-name="P13"><text:s/>3.1 Monitoring of other protocols<text:tab/>2</text:p>
          <text:p text:style-name="P13"><text:s/>3.2 Gateway-Gateway Messages<text:tab/>2</text:p>
          <text:p text:style-name="P13"><text:s/>3.3 Relationship with Ethernet Connections<text:tab/>3</text:p>
        </text:index-body>
      </text:table-of-content>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Times-Roman" svg:font-family="Times-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100%" fo:margin-left="0in" fo:margin-right="0in" fo:margin-top="0in" fo:margin-bottom="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100%" fo:margin-left="0in" fo:margin-right="0in" fo:margin-top="0in" fo:margin-bottom="0in" fo:text-indent="0in" style:auto-text-indent="false"/>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style:text-properties fo:font-size="6pt"/>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5319in" style:type="right" style:leader-style="dotted" style:leader-text="."/>
        </style:tab-stops>
      </style:paragraph-propertie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RTF_5f_Num_20_2_20_1" style:display-name="RTF_Num 2 1"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2" style:display-name="RTF_Num 2">
      <text:list-level-style-bullet text:level="1" text:style-name="RTF_5f_Num_20_2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Footer">
      <style:paragraph-properties>
        <style:tab-stops>
          <style:tab-stop style:position="3in" style:type="center"/>
          <style:tab-stop style:position="6.5in" style:type="right"/>
        </style:tab-stops>
      </style:paragraph-properties>
    </style:style>
    <style:style style:name="MP9"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9pt" style:font-size-asian="9pt"/>
    </style:style>
    <style:style style:name="MT4"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number:date-style style:name="N80">
      <number:day/>
      <number:text>. </number:text>
      <number:month number:textual="true"/>
      <number:text>. </number:text>
      <number:year number:style="long"/>
    </number:date-style>
  </office:automatic-styles>
  <office:master-styles>
    <style:master-page style:name="Standard" style:page-layout-name="Mpm1">
      <style:header>
        <text:p text:style-name="MP1"><draw:custom-shape text:anchor-type="char" draw:z-index="3" draw:name="PowerPlusWaterMarkObject3" draw:style-name="Mgr1" draw:text-style-name="MP3" svg:width="6.5461in" svg:height="2.6185in" draw:transform="skewX (-6.73624118882305E-017) rotate (0.7853981633973)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TCP Transfer Technical Note</text:p>
      </style:header>
      <style:footer>
        <text:p text:style-name="MP4"><text:span text:style-name="MT2">Copyright 2013, </text:span><text:span text:style-name="Page_20_Number"><text:span text:style-name="MT2">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4</text:page-number></text:span></text:span><text:span text:style-name="Page_20_Number"><text:span text:style-name="MT2"> of </text:span></text:span><text:span text:style-name="Page_20_Number"><text:span text:style-name="MT2"><text:page-count style:num-format="1">4</text:page-count></text:span></text:span><text:span text:style-name="Page_20_Number"><text:span text:style-name="MT2"> - </text:span></text:span><text:span text:style-name="Page_20_Number"><text:span text:style-name="MT2"><text:date style:data-style-name="N75" text:date-value="2013-02-15T12:44:12.99">Feb 15, 2013</text:date></text:span></text:span></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1" draw:text-style-name="MP3" svg:width="6.5461in" svg:height="2.6185in" draw:transform="skewX (-6.73624118882305E-017) rotate (0.7853981633973) translate (0.00972222222222222in 5.30821303587052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4"><draw:image xlink:href="Pictures/10000000000001310000006C5D84F6CA.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Technical Note</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OpenLCB-TCP Transfer</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7"><text:date style:data-style-name="N75" text:date-value="2013-02-15T12:44:12.99">Feb 15, 2013</text:date></text:p>
            </table:table-cell>
            <table:table-cell table:style-name="Table1.C1" office:value-type="string">
              <text:p text:style-name="MP7">Preliminary</text:p>
            </table:table-cell>
          </table:table-row>
        </table:table>
        <text:p text:style-name="Header"/>
      </style:header>
      <style:footer>
        <text:p text:style-name="MP8"><text:span text:style-name="Page_20_Number"><text:span text:style-name="MT2">Copyright 2013.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3"><text:tab/></text:span><text:span text:style-name="MT4">Page </text:span><text:span text:style-name="Page_20_Number"><text:span text:style-name="MT4"><text:page-number text:select-page="current">1</text:page-number></text:span></text:span><text:span text:style-name="Page_20_Number"><text:span text:style-name="MT4"> of </text:span></text:span><text:span text:style-name="Page_20_Number"><text:span text:style-name="MT4"><text:page-count style:num-format="1">4</text:page-count></text:span></text:span><text:span text:style-name="Page_20_Number"><text:span text:style-name="MT4"> - </text:span></text:span><text:span text:style-name="Page_20_Number"><text:span text:style-name="MT2"><text:date style:data-style-name="N80" text:date-value="2013-02-06T22:28:37" text:fixed="true">6. Feb. 2013</text:date></text:span></text:span></text:p>
        <text:p text:style-name="MP9"/>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TCP Segment Transfer Technical Note</dc:title>
    <meta:initial-creator>Alex Shepherd</meta:initial-creator>
    <meta:creation-date>2009-01-22T07:11:27</meta:creation-date>
    <meta:editing-cycles>67</meta:editing-cycles>
    <meta:editing-duration>PT11H58M55S</meta:editing-duration>
    <meta:generator>OpenOffice.org/3.4.1$Unix OpenOffice.org_project/341m1$Build-9593</meta:generator>
    <dc:date>2013-02-15T12:44:13</dc:date>
    <dc:creator>Bob Jacobsen</dc:creator>
    <meta:document-statistic meta:table-count="1" meta:image-count="1" meta:object-count="0" meta:page-count="4" meta:paragraph-count="69" meta:word-count="972" meta:character-count="6363"/>
    <meta:user-defined meta:name="Info 1"/>
    <meta:user-defined meta:name="Info 2"/>
    <meta:user-defined meta:name="Info 3"/>
    <meta:user-defined meta:name="Info 4"/>
  </office:meta>
</office:document-meta>
</file>